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c6eae"/>
    </style:style>
    <style:style style:name="P2" style:family="paragraph" style:parent-style-name="Text_20_body">
      <style:text-properties fo:font-variant="normal" fo:text-transform="none" fo:color="#111111" style:font-name="Liberation Sans" fo:font-size="12pt" fo:letter-spacing="normal" fo:font-style="normal" fo:font-weight="normal" officeooo:paragraph-rsid="001ce623"/>
    </style:style>
    <style:style style:name="P3" style:family="paragraph" style:parent-style-name="Text_20_body">
      <style:text-properties fo:font-variant="normal" fo:text-transform="none" fo:color="#111111" style:font-name="Liberation Sans" fo:font-size="12pt" fo:letter-spacing="normal" fo:font-style="normal" style:text-underline-style="solid" style:text-underline-width="auto" style:text-underline-color="font-color" fo:font-weight="bold" officeooo:rsid="001ce623" officeooo:paragraph-rsid="001ce623" style:font-size-asian="12pt" style:font-weight-asian="bold" style:font-size-complex="12pt" style:font-weight-complex="bold" loext:padding="0cm" loext:border="none"/>
    </style:style>
    <style:style style:name="P4" style:family="paragraph" style:parent-style-name="Text_20_body">
      <style:text-properties fo:font-variant="normal" fo:text-transform="none" fo:color="#111111" style:font-name="Liberation Sans" fo:font-size="12pt" fo:letter-spacing="normal" fo:font-style="normal" style:text-underline-style="none" fo:font-weight="normal" officeooo:rsid="001ce623" officeooo:paragraph-rsid="001ce623" style:font-size-asian="12pt" style:font-size-complex="12pt"/>
    </style:style>
    <style:style style:name="P5" style:family="paragraph" style:parent-style-name="Text_20_body">
      <style:text-properties fo:font-variant="normal" fo:text-transform="none" fo:color="#111111" style:font-name="Liberation Sans" fo:font-size="12pt" fo:letter-spacing="normal" fo:font-style="normal" style:text-underline-style="none" fo:font-weight="normal" officeooo:rsid="001ce623" officeooo:paragraph-rsid="001ce623" style:font-size-asian="12pt" style:font-weight-asian="bold" style:font-size-complex="12pt" style:font-weight-complex="bold" loext:padding="0cm" loext:border="none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b21a4" officeooo:paragraph-rsid="001b21a4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officeooo:rsid="001ce623" officeooo:paragraph-rsid="001ce623"/>
    </style:style>
    <style:style style:name="T1" style:family="text">
      <style:text-properties officeooo:rsid="000c6eae"/>
    </style:style>
    <style:style style:name="T2" style:family="text">
      <style:text-properties fo:font-variant="normal" fo:text-transform="none" fo:color="#111111" style:font-name="Liberation 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11111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111111" style:font-name="Liberation Sans" fo:font-size="12pt" fo:letter-spacing="normal" fo:font-style="normal" fo:font-weight="normal" officeooo:rsid="0022bc2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111111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111111" style:font-name="Liberation Sans" fo:font-size="12pt" fo:letter-spacing="normal" fo:font-style="normal" fo:font-weight="bold" officeooo:rsid="0022bc2e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40424e" style:font-name="urw-din" fo:font-size="12.75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8" style:family="text">
      <style:text-properties fo:font-variant="normal" fo:text-transform="none" fo:color="#40424e" style:font-name="urw-din" fo:font-size="12.75pt" fo:letter-spacing="normal" fo:font-style="normal" fo:font-weight="normal" style:font-size-asian="12pt" style:font-weight-asian="bold" style:font-size-complex="12pt" style:font-weight-complex="bold"/>
    </style:style>
    <style:style style:name="T9" style:family="text">
      <style:text-properties officeooo:rsid="001184f1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 loext:padding="0cm" loext:border="none"/>
    </style:style>
    <style:style style:name="T13" style:family="text">
      <style:text-properties officeooo:rsid="001b43b1"/>
    </style:style>
    <style:style style:name="T14" style:family="text">
      <style:text-properties fo:color="#40424e" style:font-name="urw-din" fo:font-size="12.75pt"/>
    </style:style>
    <style:style style:name="T15" style:family="text">
      <style:text-properties fo:color="#40424e" style:font-name="urw-din" fo:font-size="12.75pt" style:font-weight-asian="bold" style:font-weight-complex="bold"/>
    </style:style>
    <style:style style:name="T16" style:family="text">
      <style:text-properties fo:color="#40424e" style:font-name="urw-din" fo:font-size="12.75pt" fo:font-weight="normal"/>
    </style:style>
    <style:style style:name="T17" style:family="text">
      <style:text-properties style:font-weight-asian="bold" style:font-weight-complex="bold"/>
    </style:style>
    <style:style style:name="T18" style:family="text">
      <style:text-properties style:font-weight-asian="bold" style:font-weight-complex="bold" loext:padding="0cm" loext:border="none"/>
    </style:style>
    <style:style style:name="T19" style:family="text">
      <style:text-properties style:text-underline-style="none" officeooo:rsid="001ce623" style:font-size-asian="12pt" style:font-weight-asian="bold" style:font-size-complex="12pt" style:font-weight-complex="bold"/>
    </style:style>
    <style:style style:name="T20" style:family="text">
      <style:text-properties style:text-underline-style="none" officeooo:rsid="002a67e6" style:font-size-asian="12pt" style:font-weight-asian="bold" style:font-size-complex="12pt" style:font-weight-complex="bold"/>
    </style:style>
    <style:style style:name="T21" style:family="text">
      <style:text-properties style:text-underline-style="none" fo:font-weight="bold" officeooo:rsid="001ce623" style:font-size-asian="12pt" style:font-weight-asian="bold" style:font-size-complex="12pt" style:font-weight-complex="bold"/>
    </style:style>
    <style:style style:name="T22" style:family="text">
      <style:text-properties style:text-underline-style="none" fo:font-weight="bold" officeooo:rsid="001ce623" style:font-size-asian="12pt" style:font-weight-asian="bold" style:font-size-complex="12pt" style:font-weight-complex="bold" loext:padding="0cm" loext:border="none"/>
    </style:style>
    <style:style style:name="T23" style:family="text">
      <style:text-properties style:text-underline-style="none" fo:font-weight="bold" officeooo:rsid="002a67e6" style:font-size-asian="12pt" style:font-weight-asian="bold" style:font-size-complex="12pt" style:font-weight-complex="bold"/>
    </style:style>
    <style:style style:name="T24" style:family="text">
      <style:text-properties officeooo:rsid="002c11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andardization<text:span text:style-name="T9">(Z-score)</text:span> <text:span text:style-name="T1">vs</text:span> Normalization</text:h>
      <text:p text:style-name="Text_20_body"><text:a xlink:type="simple" xlink:href="https://www.analyticsvidhya.com/blog/2020/04/feature-scaling-machine-learning-normalization-standardization/" text:style-name="Internet_20_link" text:visited-style-name="Visited_20_Internet_20_Link">https://www.analyticsvidhya.com/blog/2020/04/feature-scaling-machine-learning-normalization-standardization/</text:a></text:p>
      <text:list xml:id="list1356476529" text:style-name="L1">
        <text:list-item>
          <text:p text:style-name="P1"><text:span text:style-name="T2">Normalization is good to use when you know that the distribution of your data </text:span><text:span text:style-name="T5">does not follow a Gaussian distribution</text:span><text:span text:style-name="T2">. This can be useful in algorithms that do not assume any distribution of the data like </text:span><text:span text:style-name="T5">K-Nearest Neighbors and Neural Networks</text:span><text:span text:style-name="T2">.</text:span></text:p>
        </text:list-item>
        <text:list-item>
          <text:p text:style-name="P1"><text:span text:style-name="T2">Standardization, on the other hand, can be helpful in cases where the data follows a </text:span><text:span text:style-name="T5">Gaussian distribution. However, this does not have to be necessarily true</text:span><text:span text:style-name="T2">. Also, unlike normalization, standardization does not have a bounding range. So, even if you have outliers in your data, they will not be affected by standardization.</text:span></text:p>
        </text:list-item>
      </text:list>
      <text:h text:style-name="Heading_20_1" text:outline-level="1">Exploratory Data Analysis(EDA)</text:h>
      <text:h text:style-name="Heading_20_2" text:outline-level="2">univariate bivariate multivariate analysis</text:h>
      <text:p text:style-name="Text_20_body"><text:a xlink:type="simple" xlink:href="https://www.geeksforgeeks.org/univariate-bivariate-and-multivariate-data-and-its-analysis/" text:style-name="Internet_20_link" text:visited-style-name="Visited_20_Internet_20_Link">https://www.geeksforgeeks.org/univariate-bivariate-and-multivariate-data-and-its-analysis/</text:a></text:p>
      <text:p text:style-name="P6">Univaria<text:span text:style-name="T13">te</text:span></text:p>
      <text:p text:style-name="Text_20_body"><text:span text:style-name="T5">Univariate</text:span><text:span text:style-name="T2"> analysis is the simplest form of data analysis where the data being analyzed contains </text:span><text:span text:style-name="T5">only one variable</text:span><text:span text:style-name="T2">. Since it's a single variable it </text:span><text:span text:style-name="T5">doesn’t deal with causes or relationships</text:span><text:span text:style-name="T2">. The main purpose of univariate analysis is to </text:span><text:span text:style-name="T5">describe the data and find patterns that exist within it.</text:span><text:span text:style-name="T3"> </text:span><text:span text:style-name="T6">Distibution plot(histogram)</text:span><text:span text:style-name="T4"> is example.</text:span></text:p>
      <text:p text:style-name="P7"><text:span text:style-name="T5">Bivariate</text:span></text:p>
      <text:p text:style-name="P2"><text:span text:style-name="T19">This type of data involves </text:span><text:span text:style-name="T22">two different variables</text:span><text:span text:style-name="T19">. The analysis of this type of data deals with </text:span><text:span text:style-name="T21">causes and relationships</text:span><text:span text:style-name="T19"> and the analysis is done to find out the relationship among the two variables. Thus bivariate data analysis involves</text:span><text:span text:style-name="T21"> comparisons, relationships, causes and explanations</text:span><text:span text:style-name="T19">. These variables are often plotted on</text:span><text:span text:style-name="T21"> X and Y axis on the graph</text:span><text:span text:style-name="T19"> for better understanding of data and one of these variables is independent while the other is dependent. </text:span><text:span text:style-name="T23">Bar graph</text:span><text:span text:style-name="T20">(plot) is best example.</text:span></text:p>
      <text:p text:style-name="P3">Multivariate</text:p>
      <text:p text:style-name="P5">When the data involves <text:span text:style-name="T10">three or more variables</text:span>, it is categorized under multivariate. <text:span text:style-name="T24">Pair plot in seaborn library is good example of multivariate analysis</text:span></text:p>
      <text:p text:style-name="P4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09:06:24.923000435</meta:creation-date>
    <dc:date>2021-05-07T18:56:55.668679451</dc:date>
    <meta:editing-duration>PT36M35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65" meta:character-count="1895" meta:non-whitespace-character-count="1645"/>
  </office:meta>
</office:document-meta>
</file>